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900000138DF705B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8.962cm" table:align="margins"/>
    </style:style>
    <style:style style:name="Tabella1.A" style:family="table-column">
      <style:table-column-properties style:column-width="8.269cm" style:rel-column-width="28579*"/>
    </style:style>
    <style:style style:name="Tabella1.B" style:family="table-column">
      <style:table-column-properties style:column-width="1.235cm" style:rel-column-width="4267*"/>
    </style:style>
    <style:style style:name="Tabella1.C" style:family="table-column">
      <style:table-column-properties style:column-width="9.458cm" style:rel-column-width="32689*"/>
    </style:style>
    <style:style style:name="Tabella1.1" style:family="table-row">
      <style:table-row-properties style:row-height="3.88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962cm" table:align="margins"/>
    </style:style>
    <style:style style:name="Tabella2.A" style:family="table-column">
      <style:table-column-properties style:column-width="3.604cm" style:rel-column-width="12454*"/>
    </style:style>
    <style:style style:name="Tabella2.B" style:family="table-column">
      <style:table-column-properties style:column-width="3.246cm" style:rel-column-width="11217*"/>
    </style:style>
    <style:style style:name="Tabella2.C" style:family="table-column">
      <style:table-column-properties style:column-width="6.055cm" style:rel-column-width="20928*"/>
    </style:style>
    <style:style style:name="Tabella2.D" style:family="table-column">
      <style:table-column-properties style:column-width="4.584cm" style:rel-column-width="15844*"/>
    </style:style>
    <style:style style:name="Tabella2.E" style:family="table-column">
      <style:table-column-properties style:column-width="1.473cm" style:rel-column-width="5092*"/>
    </style:style>
    <style:style style:name="Tabella2.1" style:family="table-row">
      <style:table-row-properties style:row-height="1.409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4" style:family="table">
      <style:table-properties style:width="18.962cm" table:align="margins"/>
    </style:style>
    <style:style style:name="Tabella4.A" style:family="table-column">
      <style:table-column-properties style:column-width="1.536cm" style:rel-column-width="5309*"/>
    </style:style>
    <style:style style:name="Tabella4.B" style:family="table-column">
      <style:table-column-properties style:column-width="6.11cm" style:rel-column-width="21117*"/>
    </style:style>
    <style:style style:name="Tabella4.C" style:family="table-column">
      <style:table-column-properties style:column-width="3.281cm" style:rel-column-width="11339*"/>
    </style:style>
    <style:style style:name="Tabella4.D" style:family="table-column">
      <style:table-column-properties style:column-width="8.035cm" style:rel-column-width="27770*"/>
    </style:style>
    <style:style style:name="Tabella4.1" style:family="table-row">
      <style:table-row-properties style:row-height="1.746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background-color="#ffff99" fo:padding="0.097cm" fo:border="0.002cm solid #000000">
        <style:background-image/>
      </style:table-cell-properties>
    </style:style>
    <style:style style:name="Tabella5" style:family="table">
      <style:table-properties style:width="18.962cm" table:align="margins"/>
    </style:style>
    <style:style style:name="Tabella5.A" style:family="table-column">
      <style:table-column-properties style:column-width="18.962cm" style:rel-column-width="65535*"/>
    </style:style>
    <style:style style:name="Tabella5.A1" style:family="table-cell">
      <style:table-cell-properties fo:padding="0.097cm" fo:border-left="none" fo:border-right="none" fo:border-top="none" fo:border-bottom="0.002cm solid #000000"/>
    </style:style>
    <style:style style:name="Table1" style:family="table">
      <style:table-properties style:width="18.962cm" table:align="margins"/>
    </style:style>
    <style:style style:name="Table1.A" style:family="table-column">
      <style:table-column-properties style:column-width="8.537cm" style:rel-column-width="29505*"/>
    </style:style>
    <style:style style:name="Table1.B" style:family="table-column">
      <style:table-column-properties style:column-width="1.499cm" style:rel-column-width="5181*"/>
    </style:style>
    <style:style style:name="Table1.C" style:family="table-column">
      <style:table-column-properties style:column-width="1.358cm" style:rel-column-width="4694*"/>
    </style:style>
    <style:style style:name="Table1.D" style:family="table-column">
      <style:table-column-properties style:column-width="2.328cm" style:rel-column-width="8047*"/>
    </style:style>
    <style:style style:name="Table1.E" style:family="table-column">
      <style:table-column-properties style:column-width="1.446cm" style:rel-column-width="4998*"/>
    </style:style>
    <style:style style:name="Table1.F" style:family="table-column">
      <style:table-column-properties style:column-width="2.364cm" style:rel-column-width="8169*"/>
    </style:style>
    <style:style style:name="Table1.G" style:family="table-column">
      <style:table-column-properties style:column-width="1.429cm" style:rel-column-width="4941*"/>
    </style:style>
    <style:style style:name="Table1.A1" style:family="table-cell">
      <style:table-cell-properties fo:background-color="#c0c0c0" fo:padding="0.097cm" fo:border-left="none" fo:border-right="none" fo:border-top="0.002cm solid #000000" fo:border-bottom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none" fo:border-right="none" fo:border-top="0.002cm solid #000000" fo:border-bottom="0.002cm solid #000000"/>
    </style:style>
    <style:style style:name="Table1.4" style:family="table-row">
      <style:table-row-properties style:min-row-height="0.543cm"/>
    </style:style>
    <style:style style:name="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Table_20_Contents">
      <style:text-properties style:font-name="Arial1"/>
    </style:style>
    <style:style style:name="P3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1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8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P10" style:family="paragraph" style:parent-style-name="Table_20_Contents">
      <style:text-properties style:font-name="Arial1" fo:font-size="4pt" fo:font-weight="bold" style:font-size-asian="3.5pt" style:font-weight-asian="bold" style:font-size-complex="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1"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Arial1" fo:font-size="8pt" fo:font-style="italic" style:font-size-asian="8pt" style:font-style-asian="italic" style:font-size-complex="8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1" style:family="paragraph" style:parent-style-name="Table_20_Contents"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2" style:family="paragraph" style:parent-style-name="Table_20_Contents">
      <style:text-properties style:font-name="Arial1" fo:font-size="8pt" fo:font-style="italic" fo:background-color="transparent" style:font-size-asian="8pt" style:font-style-asian="italic" style:font-size-complex="8pt" style:font-style-complex="italic"/>
    </style:style>
    <style:style style:name="P23" style:family="paragraph" style:parent-style-name="Table_20_Contents">
      <style:text-properties style:font-name="Arial1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25" style:family="paragraph" style:parent-style-name="Table_20_Contents">
      <style:text-properties style:font-name="Arial1" fo:font-size="6pt" style:font-size-asian="5.25pt" style:font-size-complex="6pt"/>
    </style:style>
    <style:style style:name="P26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9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P30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P31" style:family="paragraph" style:parent-style-name="Standard">
      <style:text-properties style:font-name="Arial" fo:font-size="9pt" style:font-size-asian="9pt" style:font-size-complex="9pt"/>
    </style:style>
    <style:style style:name="P32" style:family="paragraph" style:parent-style-name="Standard">
      <style:text-properties style:font-name="Arial" fo:font-size="6pt" style:font-size-asian="6pt" style:font-size-complex="6pt"/>
    </style:style>
    <style:style style:name="P33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34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36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style:font-size-asian="8pt" style:font-size-complex="8pt"/>
    </style:style>
    <style:style style:name="P37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38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8pt" fo:font-style="italic" style:font-name-asian="Times New Roman" style:font-size-asian="8pt" style:font-style-asian="italic" style:font-name-complex="Times New Roman" style:font-size-complex="8pt" style:font-style-complex="italic"/>
    </style:style>
    <style:style style:name="P39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43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44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fo:background-color="transparent" style:font-size-asian="3.5pt" style:font-weight-asian="bold" style:font-size-complex="4pt" style:font-weight-complex="bold"/>
    </style:style>
    <style:style style:name="P45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style:font-size-asian="8pt" style:font-size-complex="8pt"/>
    </style:style>
    <style:style style:name="P47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6pt" fo:font-weight="bold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margin-left="0cm" fo:margin-right="-0.009cm" fo:text-align="start" style:justify-single-word="false" fo:text-indent="0cm" style:auto-text-indent="false">
        <style:tab-stops>
          <style:tab-stop style:position="0cm"/>
          <style:tab-stop style:position="8.878cm"/>
        </style:tab-stops>
      </style:paragraph-properties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color="#333333" fo:font-style="normal" fo:font-weight="bold" fo:background-color="transparent" style:font-name-asian="Times New Roman" style:font-style-asian="normal" style:font-weight-asian="bold" style:font-name-complex="Times New Roman" style:font-style-complex="normal" style:font-weight-complex="bold" loext:char-shading-value="0"/>
    </style:style>
    <style:style style:name="T5" style:family="text">
      <style:text-properties fo:color="#333333" fo:font-style="normal" fo:background-color="transparent" style:font-name-asian="Times New Roman" style:font-style-asian="normal" style:font-name-complex="Times New Roman" style:font-style-complex="normal" loext:char-shading-value="0"/>
    </style:style>
    <style:style style:name="T6" style:family="text">
      <style:text-properties fo:color="#333333"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6pt" fo:background-color="transparent" style:font-size-asian="6pt" style:font-size-complex="6pt" loext:char-shading-value="0"/>
    </style:style>
    <style:style style:name="T9" style:family="text">
      <style:text-properties fo:font-size="12pt" fo:background-color="transparent" style:font-size-asian="12pt" style:font-size-complex="12pt" loext:char-shading-value="0"/>
    </style:style>
    <style:style style:name="T10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svg:width="9.041cm" svg:height="4.007cm" svg:x="1.074cm" svg:y="3.67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style-name="gr2" svg:width="9.461cm" svg:height="4.037cm" svg:x="10.488cm" svg:y="3.672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37">Cantieri Navali Casa Srl</text:p>
            <text:p text:style-name="P38">Via S. Agostino Loc. Casarevole </text:p>
            <text:p text:style-name="P38">04024 GAETA (LT) - ITALY </text:p>
            <text:p text:style-name="P38">Tel. ITA <text:s/>+39 0771 744430 </text:p>
            <text:p text:style-name="P38"><text:s text:c="5"/>USA +1 305 2030899</text:p>
            <text:p text:style-name="P38">fax <text:s text:c="7"/>+39 0771 712237 </text:p>
            <text:p text:style-name="P38">Cod.Fisc. e P.IVA: 02159640594</text:p>
            <text:p text:style-name="P38">e-mail: info@cantiericasa.com</text:p>
            <text:p text:style-name="P38">web: http://www.cantiericasa.com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7"><text:placeholder text:placeholder-type="text">&lt;if test="o.partner_id.title"&gt;</text:placeholder></text:p>
            <text:p text:style-name="P47"><text:placeholder text:placeholder-type="text">&lt;o.partner_id.title.name or ''&gt;</text:placeholder></text:p>
            <text:p text:style-name="P47"><text:placeholder text:placeholder-type="text">&lt;/if&gt;</text:placeholder></text:p>
            <text:p text:style-name="P48"><text:placeholder text:placeholder-type="text">&lt;o.partner_id.name or ''&gt;</text:placeholder></text:p>
            <text:p text:style-name="P49"/>
            <text:p text:style-name="P36"><text:span text:style-name="T3"><text:placeholder text:placeholder-type="text">&lt;o.address_invoice_id.street or ''&gt;</text:placeholder></text:span><text:span text:style-name="T3"> </text:span><text:span text:style-name="T3"><text:placeholder text:placeholder-type="text">&lt;o.address_invoice_id.street2 or ''&gt;</text:placeholder></text:span></text:p>
            <text:p text:style-name="P36"><text:span text:style-name="T6"><text:placeholder text:placeholder-type="text">&lt;o.address_invoice_id.zip or ''&gt;</text:placeholder></text:span><text:span text:style-name="T6"> </text:span><text:span text:style-name="T6"><text:placeholder text:placeholder-type="text">&lt;o.address_invoice_id.city or ''&gt;</text:placeholder></text:span><text:span text:style-name="T6"> </text:span><text:span text:style-name="T6"><text:placeholder text:placeholder-type="text">&lt;o.address_invoice_id.state_id and '('+o.address_invoice_id.state_id.code+')' or ''&gt;</text:placeholder></text:span><text:span text:style-name="T6"> - </text:span><text:span text:style-name="T6"><text:placeholder text:placeholder-type="text">&lt;o.address_invoice_id.country_id.name or ''&gt;</text:placeholder></text:span></text:p>
            <text:p text:style-name="P36"><text:span text:style-name="T4">P.IVA</text:span><text:span text:style-name="T5">: </text:span><text:span text:style-name="T5"><text:placeholder text:placeholder-type="text">&lt;objects[0].partner_id.vat or ''&gt;</text:placeholder></text:span></text:p>
            <text:p text:style-name="P36"><text:span text:style-name="T4">C.F.</text:span><text:span text:style-name="T5">: <text:s text:c="2"/></text:span><text:span text:style-name="T5"><text:placeholder text:placeholder-type="text">&lt;objects[0].partner_id.fiscalcode or ''&gt;</text:placeholder></text:span></text:p>
            <text:p text:style-name="P36"><text:span text:style-name="T4">TEL: <text:s/></text:span><text:span text:style-name="T6"><text:placeholder text:placeholder-type="text">&lt;objects[0].partner_id.phone or ''&gt;</text:placeholder></text:span></text:p>
            <text:p text:style-name="P36"><text:span text:style-name="T4">FAX</text:span><text:span text:style-name="T6">: <text:s/></text:span><text:span text:style-name="T6"><text:placeholder text:placeholder-type="text">&lt;objects[0].partner_id.fax or ''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39">Data documento</text:p>
            <text:p text:style-name="P43"/>
            <text:p text:style-name="P21"><text:placeholder text:placeholder-type="text">&lt;o.date_invoice and formatLang(o.date_invoice,date=True) or ''&gt;</text:placeholder></text:p>
            <text:p text:style-name="P10"/>
          </table:table-cell>
          <table:table-cell table:style-name="Tabella2.A1" office:value-type="string">
            <text:p text:style-name="P39">N.ro documento</text:p>
            <text:p text:style-name="P43"/>
            <text:p text:style-name="P21"><text:placeholder text:placeholder-type="text">&lt;o.number or ''&gt;</text:placeholder></text:p>
          </table:table-cell>
          <table:table-cell table:style-name="Tabella2.A1" office:value-type="string">
            <text:p text:style-name="P39">Vs. riferimento:</text:p>
            <text:p text:style-name="P43"/>
            <text:p text:style-name="P50"><text:span text:style-name="T10"><text:placeholder text:placeholder-type="text">&lt;o.name or ''&gt;</text:placeholder></text:span></text:p>
          </table:table-cell>
          <table:table-cell table:style-name="Tabella2.A1" office:value-type="string">
            <text:p text:style-name="P14">Ns. riferimento:</text:p>
            <text:p text:style-name="P11"/>
            <text:p text:style-name="P20"><text:placeholder text:placeholder-type="text">&lt;if test="o.user_id"&gt;</text:placeholder></text:p>
            <text:p text:style-name="P20"><text:placeholder text:placeholder-type="text">&lt;o.user_id.name or ''&gt;</text:placeholder></text:p>
            <text:p text:style-name="P45"><text:placeholder text:placeholder-type="text">&lt;/if&gt;</text:placeholder></text:p>
          </table:table-cell>
          <table:table-cell table:style-name="Tabella2.E1" office:value-type="string">
            <text:p text:style-name="P39">Pagine</text:p>
            <text:p text:style-name="P13"><text:page-number text:select-page="current">1</text:page-number>/<text:page-count>1</text:page-count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39">Cod.</text:p>
            <text:p text:style-name="P43"/>
            <text:p text:style-name="P19"><text:placeholder text:placeholder-type="text">&lt;o.partner_id.ref or ''&gt;</text:placeholder></text:p>
            <text:p text:style-name="P25"/>
          </table:table-cell>
          <table:table-cell table:style-name="Tabella4.A1" office:value-type="string">
            <text:p text:style-name="P39">Condizioni di pagamento:</text:p>
            <text:p text:style-name="P43"/>
            <text:p text:style-name="P41"><text:placeholder text:placeholder-type="text">&lt;o.payment_term.name or ''&gt;</text:placeholder></text:p>
          </table:table-cell>
          <table:table-cell table:style-name="Tabella4.A1" office:value-type="string">
            <text:p text:style-name="P14">Documento di origine:</text:p>
            <text:p text:style-name="P11"/>
            <text:p text:style-name="P42"><text:s/><text:span text:style-name="T7"><text:placeholder text:placeholder-type="text">&lt;o.origin or ''&gt;</text:placeholder></text:span></text:p>
          </table:table-cell>
          <table:table-cell table:style-name="Tabella4.D1" office:value-type="string">
            <text:p text:style-name="P40">Banca di appoggio:</text:p>
            <text:p text:style-name="P44"/>
            <text:p text:style-name="P23">Banca Popolare di Fondi</text:p>
            <text:p text:style-name="P22">AG. Gaeta <text:s text:c="2"/>ABI: 05296 CAB: 73990 <text:s/>SWIFT: POFOIT3FXXX</text:p>
            <text:p text:style-name="P22">IBAN: IT43J0529673990CC0100008685 </text:p>
          </table:table-cell>
        </table:table-row>
      </table:table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24"><text:span text:style-name="T8"><text:placeholder text:placeholder-type="text">&lt;if test="o.type == 'out_invoice' or o.type == 'in_invoice'"&gt;</text:placeholder></text:span><text:span text:style-name="T8"><text:placeholder text:placeholder-type="text">&lt;if test="o.state == 'draft'"&gt;</text:placeholder></text:span><text:span text:style-name="T9">BOZZA DI FATTURA – DRAFT INVOICE</text:span><text:span text:style-name="T8"><text:placeholder text:placeholder-type="text">&lt;/if&gt;</text:placeholder></text:span><text:span text:style-name="T8"><text:placeholder text:placeholder-type="text">&lt;if test="o.state != 'draft'"&gt;</text:placeholder></text:span><text:span text:style-name="T9">FATTURA - INVOICE</text:span><text:span text:style-name="T8"><text:placeholder text:placeholder-type="text">&lt;/if&gt;</text:placeholder></text:span><text:span text:style-name="T8"><text:placeholder text:placeholder-type="text">&lt;/if&gt;</text:placeholder></text:span><text:span text:style-name="T8"><text:placeholder text:placeholder-type="text">&lt;if test="o.type == 'out_refund' or o.type == 'in_refund'"&gt;</text:placeholder></text:span><text:span text:style-name="T9">NOTA DI CREDITO - REFUND</text:span><text:span text:style-name="T8"><text:placeholder text:placeholder-type="text">&lt;/if&gt;</text:placeholder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>[Codice] Descrizione Articolo</text:p>
          </table:table-cell>
          <table:table-cell table:style-name="Table1.A1" office:value-type="string">
            <text:p text:style-name="P5">U.M.</text:p>
          </table:table-cell>
          <table:table-cell table:style-name="Table1.A1" office:value-type="string">
            <text:p text:style-name="P5">Q.tà</text:p>
          </table:table-cell>
          <table:table-cell table:style-name="Table1.A1" office:value-type="string">
            <text:p text:style-name="P5">Imp. Unitario</text:p>
          </table:table-cell>
          <table:table-cell table:style-name="Table1.A1" office:value-type="string">
            <text:p text:style-name="P5">Sc. %</text:p>
          </table:table-cell>
          <table:table-cell table:style-name="Table1.A1" office:value-type="string">
            <text:p text:style-name="P5">Imponibile</text:p>
          </table:table-cell>
          <table:table-cell table:style-name="Table1.A1" office:value-type="string">
            <text:p text:style-name="P5">IVA</text:p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5"><text:placeholder text:placeholder-type="text">&lt;line.name or ''&gt;</text:placeholder></text:p>
          </table:table-cell>
          <table:table-cell table:style-name="Table1.A3" office:value-type="string">
            <text:p text:style-name="P17"><text:placeholder text:placeholder-type="text">&lt;line.uos_id.name or ''&gt;</text:placeholder></text:p>
          </table:table-cell>
          <table:table-cell table:style-name="Table1.A3" office:value-type="string">
            <text:p text:style-name="P17"><text:placeholder text:placeholder-type="text">&lt;formatLang(line.quantity)&gt;</text:placeholder></text:p>
          </table:table-cell>
          <table:table-cell table:style-name="Table1.A3" office:value-type="string">
            <text:p text:style-name="P16"><text:placeholder text:placeholder-type="text">&lt;line.price_unit and formatLang(line.price_unit) or ''&gt;</text:placeholder> €</text:p>
          </table:table-cell>
          <table:table-cell table:style-name="Table1.A3" office:value-type="string">
            <text:p text:style-name="P18"><text:placeholder text:placeholder-type="text">&lt;str('%.0f' % line.discount) +'%'&gt;</text:placeholder></text:p>
          </table:table-cell>
          <table:table-cell table:style-name="Table1.A3" office:value-type="string">
            <text:p text:style-name="P16"><text:placeholder text:placeholder-type="text">&lt;line.price_subtotal and formatLang(line.price_subtotal) or ''&gt;</text:placeholder> €</text:p>
          </table:table-cell>
          <table:table-cell table:style-name="Table1.A3" office:value-type="string">
            <text:p text:style-name="P16"><text:placeholder text:placeholder-type="text">&lt;line.invoice_line_tax_id and formatLang((line.invoice_line_tax_id[0].amount) * 100) or ''&gt;</text:placeholder> %</text:p>
          </table:table-cell>
        </table:table-row>
        <table:table-row table:style-name="Table1.4">
          <table:table-cell table:style-name="Table1.A2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18cm" fo:margin-left="0.03cm" fo:margin-right="0.014cm" table:align="margins"/>
    </style:style>
    <style:style style:name="Tabella8.A" style:family="table-column">
      <style:table-column-properties style:column-width="5.292cm" style:rel-column-width="18331*"/>
    </style:style>
    <style:style style:name="Tabella8.B" style:family="table-column">
      <style:table-column-properties style:column-width="2.434cm" style:rel-column-width="8432*"/>
    </style:style>
    <style:style style:name="Tabella8.C" style:family="table-column">
      <style:table-column-properties style:column-width="1.614cm" style:rel-column-width="5591*"/>
    </style:style>
    <style:style style:name="Tabella8.D" style:family="table-column">
      <style:table-column-properties style:column-width="5.793cm" style:rel-column-width="20066*"/>
    </style:style>
    <style:style style:name="Tabella8.E" style:family="table-column">
      <style:table-column-properties style:column-width="3.785cm" style:rel-column-width="13115*"/>
    </style:style>
    <style:style style:name="Tabella8.1" style:family="table-row">
      <style:table-row-properties style:row-height="1.439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E1" style:family="table-cell">
      <style:table-cell-properties fo:padding="0.097cm" fo:border="0.002cm solid #000000"/>
    </style:style>
    <style:style style:name="Tabella8.2" style:family="table-row">
      <style:table-row-properties style:min-row-height="1.233cm"/>
    </style:style>
    <style:style style:name="Tabel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.3" style:family="table-row">
      <style:table-row-properties style:min-row-height="0.101cm"/>
    </style:style>
    <style:style style:name="Tabella8.A3" style:family="table-cell">
      <style:table-cell-properties fo:padding="0.097cm" fo:border-left="0.002cm solid #000000" fo:border-right="none" fo:border-top="none" fo:border-bottom="none"/>
    </style:style>
    <style:style style:name="Tabella8.B3" style:family="table-cell">
      <style:table-cell-properties fo:padding="0.097cm" fo:border="none"/>
    </style:style>
    <style:style style:name="Tabella8.D3" style:family="table-cell">
      <style:table-cell-properties fo:padding="0.097cm" fo:border-left="0.002cm solid #000000" fo:border-right="none" fo:border-top="none" fo:border-bottom="0.002cm solid #000000"/>
    </style:style>
    <style:style style:name="Tabella8.5" style:family="table-row">
      <style:table-row-properties style:min-row-height="0.37cm"/>
    </style:style>
    <style:style style:name="Tabella8.B6" style:family="table-cell" style:data-style-name="N104">
      <style:table-cell-properties fo:padding="0.097cm" fo:border="none"/>
    </style:style>
    <style:style style:name="Tabella8.7" style:family="table-row">
      <style:table-row-properties style:min-row-height="0.642cm"/>
    </style:style>
    <style:style style:name="M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2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3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4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MP6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MP7" style:family="paragraph" style:parent-style-name="Standard">
      <style:text-properties style:font-name="Arial" fo:font-size="9pt" style:font-size-asian="9pt" style:font-size-complex="9pt"/>
    </style:style>
    <style:style style:name="MP8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MP9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P10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11" style:family="paragraph" style:parent-style-name="Standard">
      <style:text-properties style:font-name="Arial" fo:font-size="6pt" style:font-size-asian="6pt" style:font-size-complex="6pt"/>
    </style:style>
    <style:style style:name="MP12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13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4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5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P16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MP17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36cm" fo:margin-bottom="1.101cm" fo:margin-left="1.028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33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0.041cm" svg:y="0.042cm" svg:width="6.842cm" svg:height="2.588cm" draw:z-index="2"><draw:image xlink:href="Pictures/100002010000033900000138DF705B78.png" xlink:type="simple" xlink:show="embed" xlink:actuate="onLoad"/></draw:frame></text:p>
        <text:p text:style-name="MP1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column table:style-name="Tabella8.D"/>
          <table:table-column table:style-name="Tabella8.E"/>
          <table:table-row table:style-name="Tabella8.1">
            <table:table-cell table:style-name="Tabella8.A1" table:number-rows-spanned="2" table:number-columns-spanned="4" office:value-type="string">
              <text:p text:style-name="MP2">Annotazioni: </text:p>
              <text:p text:style-name="MP3"><text:placeholder text:placeholder-type="text">&lt;o.comment or ''&gt;</text:placeholder></text:p>
            </table:table-cell>
            <table:covered-table-cell/>
            <table:covered-table-cell/>
            <table:covered-table-cell/>
            <table:table-cell table:style-name="Tabella8.E1" office:value-type="string">
              <text:p text:style-name="MP4">Imponibile:</text:p>
              <text:p text:style-name="MP5"><text:span text:style-name="MT1"><text:placeholder text:placeholder-type="text">&lt;formatLang(o.amount_untaxed)&gt;</text:placeholder></text:span> €</text:p>
            </table:table-cell>
          </table:table-row>
          <table:table-row table:style-name="Tabella8.2">
            <table:covered-table-cell/>
            <table:covered-table-cell/>
            <table:covered-table-cell/>
            <table:covered-table-cell/>
            <table:table-cell table:style-name="Tabella8.E2" office:value-type="string">
              <text:p text:style-name="MP4">Imposta:</text:p>
              <text:p text:style-name="MP5"><text:span text:style-name="MT1"><text:placeholder text:placeholder-type="text">&lt;formatLang(o.amount_tax)&gt;</text:placeholder></text:span> €</text:p>
            </table:table-cell>
          </table:table-row>
          <table:table-row table:style-name="Tabella8.3">
            <table:table-cell table:style-name="Tabella8.A3" office:value-type="string">
              <text:p text:style-name="MP6">Riepilogo Iva:</text:p>
            </table:table-cell>
            <table:table-cell table:style-name="Tabella8.B3" office:value-type="string">
              <text:p text:style-name="MP7"/>
            </table:table-cell>
            <table:table-cell table:style-name="Tabella8.B3" office:value-type="string">
              <text:p text:style-name="MP7"/>
            </table:table-cell>
            <table:table-cell table:style-name="Tabella8.D3" table:number-rows-spanned="6" office:value-type="string">
              <text:p text:style-name="MP4">Scadenze:</text:p>
              <text:p text:style-name="MP8"/>
              <text:p text:style-name="MP9"><text:placeholder text:placeholder-type="text">&lt;o.date_due and formatLang(o.date_due,date=True) or ''&gt;</text:placeholder></text:p>
            </table:table-cell>
            <table:table-cell table:style-name="Tabella8.E2" table:number-rows-spanned="6" office:value-type="string">
              <text:p text:style-name="MP4">Totale Documento:</text:p>
              <text:p text:style-name="MP4"/>
              <text:p text:style-name="MP10"><text:placeholder text:placeholder-type="text">&lt;formatLang(o.amount_total)&gt;</text:placeholder> €</text:p>
            </table:table-cell>
          </table:table-row>
          <table:table-row>
            <table:table-cell table:style-name="Tabella8.A3" office:value-type="string">
              <text:p text:style-name="MP11"/>
            </table:table-cell>
            <table:table-cell table:style-name="Tabella8.B3" office:value-type="string">
              <text:p text:style-name="MP12">Imponibile</text:p>
            </table:table-cell>
            <table:table-cell table:style-name="Tabella8.B3" office:value-type="string">
              <text:p text:style-name="MP12">Importo</text:p>
            </table:table-cell>
            <table:covered-table-cell/>
            <table:covered-table-cell/>
          </table:table-row>
          <table:table-row table:style-name="Tabella8.5">
            <table:table-cell table:style-name="Tabella8.D3" table:number-columns-spanned="3" office:value-type="string">
              <text:p text:style-name="MP13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A3" office:value-type="string">
              <text:p text:style-name="MP14"><text:placeholder text:placeholder-type="text">&lt;line.name.replace('(debito)','').replace('(credito)','') or ''&gt;</text:placeholder></text:p>
            </table:table-cell>
            <table:table-cell table:style-name="Tabella8.B6" office:value-type="currency" office:currency="EUR" office:value="0">
              <text:p text:style-name="MP15"><text:span text:style-name="MT2"><text:placeholder text:placeholder-type="text">&lt;line.base or ''&gt;</text:placeholder></text:span><text:span text:style-name="MT2"> €</text:span></text:p>
            </table:table-cell>
            <table:table-cell table:style-name="Tabella8.B3" office:value-type="string">
              <text:p text:style-name="MP15"><text:span text:style-name="MT2"><text:placeholder text:placeholder-type="text">&lt;line.amount or ''&gt;</text:placeholder></text:span><text:span text:style-name="MT2"> €</text:span></text:p>
            </table:table-cell>
            <table:covered-table-cell/>
            <table:covered-table-cell/>
          </table:table-row>
          <table:table-row table:style-name="Tabella8.7">
            <table:table-cell table:style-name="Tabella8.A3" table:number-columns-spanned="3" office:value-type="string">
              <text:p text:style-name="MP16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D3" table:number-columns-spanned="3" office:value-type="string">
              <text:p text:style-name="MP1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</meta:initial-creator>
    <meta:creation-date>2010-09-07T12:12:43</meta:creation-date>
    <meta:generator>OpenOffice/4.1.1$Win32 OpenOffice.org_project/411m6$Build-9775</meta:generator>
    <dc:date>2016-04-09T13:01:32.82</dc:date>
    <meta:editing-duration>P1DT1H56M24S</meta:editing-duration>
    <meta:editing-cycles>311</meta:editing-cycles>
    <dc:creator>Massimiliano Casa</dc:creator>
    <meta:document-statistic meta:table-count="6" meta:image-count="1" meta:object-count="0" meta:page-count="1" meta:paragraph-count="76" meta:word-count="260" meta:character-count="2323"/>
  </office:meta>
</office:document-meta>
</file>